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cbb" officeooo:paragraph-rsid="00059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install libjson0 libjson0-dev</text:p>
      <text:p text:style-name="P1">sudo pip install PyMySQL</text:p>
      <text:p text:style-name="P1">sudo apt-get install python-pip</text:p>
      <text:p text:style-name="P1">pip install MySQL-python</text:p>
      <text:p text:style-name="P1">sudo apt-get install python-mysqldb</text:p>
      <text:p text:style-name="P1">sudo apt-get install build-essential python-dev libmysqlclient-dev</text:p>
      <text:p text:style-name="P1"/>
      <text:p text:style-name="P1"/>
      <text:p text:style-name="P1">before running <text:s/>.py file</text:p>
      <text:p text:style-name="P1">export LD_LIBRARY_PATH=./:./release:./Executables/li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32:36.412526624</meta:creation-date>
    <dc:date>2017-07-04T15:37:08.600405522</dc:date>
    <meta:editing-duration>PT4M32S</meta:editing-duration>
    <meta:editing-cycles>1</meta:editing-cycles>
    <meta:document-statistic meta:table-count="0" meta:image-count="0" meta:object-count="0" meta:page-count="1" meta:paragraph-count="8" meta:word-count="32" meta:character-count="299" meta:non-whitespace-character-count="274"/>
    <meta:generator>LibreOffice/5.1.6.2$Linux_X86_64 LibreOffice_project/10m0$Build-2</meta:generator>
  </office:meta>
</office:document-meta>
</file>